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a7d4" officeooo:paragraph-rsid="0016a7d4"/>
    </style:style>
    <style:style style:name="P2" style:family="paragraph" style:parent-style-name="Standard">
      <style:paragraph-properties fo:text-align="start" style:justify-single-word="false"/>
      <style:text-properties officeooo:rsid="0016a7d4" officeooo:paragraph-rsid="0016a7d4"/>
    </style:style>
    <style:style style:name="P3" style:family="paragraph" style:parent-style-name="Standard">
      <style:paragraph-properties fo:text-align="start" style:justify-single-word="false"/>
      <style:text-properties officeooo:rsid="0016a7d4" officeooo:paragraph-rsid="00171686"/>
    </style:style>
    <style:style style:name="P4" style:family="paragraph" style:parent-style-name="Standard">
      <style:paragraph-properties fo:text-align="start" style:justify-single-word="false"/>
      <style:text-properties officeooo:paragraph-rsid="00171686"/>
    </style:style>
    <style:style style:name="P5" style:family="paragraph" style:parent-style-name="Standard">
      <style:paragraph-properties fo:text-align="start" style:justify-single-word="false"/>
      <style:text-properties officeooo:paragraph-rsid="0016a7d4"/>
    </style:style>
    <style:style style:name="P6" style:family="paragraph" style:parent-style-name="Standard">
      <style:paragraph-properties fo:text-align="start" style:justify-single-word="false"/>
      <style:text-properties officeooo:rsid="00171686" officeooo:paragraph-rsid="00171686"/>
    </style:style>
    <style:style style:name="P7" style:family="paragraph" style:parent-style-name="Standard_7e_LT_7e_Gliederung_20_1">
      <style:paragraph-properties fo:text-align="start" style:justify-single-word="false" style:shadow="none"/>
      <style:text-properties officeooo:paragraph-rsid="002d5daa"/>
    </style:style>
    <style:style style:name="P8" style:family="paragraph" style:parent-style-name="Standard_7e_LT_7e_Gliederung_20_1">
      <style:paragraph-properties fo:text-align="start" style:justify-single-word="false" style:shadow="none"/>
      <style:text-properties officeooo:paragraph-rsid="001b1101"/>
    </style:style>
    <style:style style:name="P9" style:family="paragraph" style:parent-style-name="Standard_7e_LT_7e_Gliederung_20_1">
      <style:paragraph-properties fo:text-align="start" style:justify-single-word="false" style:shadow="none"/>
      <style:text-properties fo:color="#000000" style:font-name="Liberation Serif" fo:font-size="12pt" officeooo:rsid="002d5daa" officeooo:paragraph-rsid="002d5daa" style:font-size-asian="12pt" style:font-size-complex="12pt"/>
    </style:style>
    <style:style style:name="P10" style:family="paragraph" style:parent-style-name="Standard">
      <style:paragraph-properties fo:text-align="start" style:justify-single-word="false" style:shadow="none"/>
      <style:text-properties officeooo:rsid="002d5daa" officeooo:paragraph-rsid="002d5daa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71686" officeooo:paragraph-rsid="00171686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6a7d4" officeooo:paragraph-rsid="00171686"/>
    </style:style>
    <style:style style:name="P13" style:family="paragraph" style:parent-style-name="Standard_7e_LT_7e_Gliederung_20_1">
      <style:paragraph-properties fo:text-align="start" style:justify-single-word="false" style:shadow="none"/>
      <style:text-properties officeooo:paragraph-rsid="002016af"/>
    </style:style>
    <style:style style:name="T1" style:family="text">
      <style:text-properties officeooo:rsid="00171686"/>
    </style:style>
    <style:style style:name="T2" style:family="text">
      <style:text-properties fo:color="#000000" style:font-name="Liberation Serif" fo:font-size="12pt" style:font-size-asian="12pt" style:font-size-complex="12pt"/>
    </style:style>
    <style:style style:name="T3" style:family="text">
      <style:text-properties fo:color="#000000" style:font-name="Liberation Serif" fo:font-size="12pt" officeooo:rsid="002dc13b" style:font-size-asian="12pt" style:font-size-complex="12pt"/>
    </style:style>
    <style:style style:name="T4" style:family="text">
      <style:text-properties fo:color="#000000" style:font-name="Liberation Serif" fo:font-size="12pt" officeooo:rsid="002cbf27" style:font-size-asian="12pt" style:font-size-complex="12pt"/>
    </style:style>
    <style:style style:name="T5" style:family="text">
      <style:text-properties fo:color="#000000" style:font-name="Liberation Serif" fo:font-size="12pt" officeooo:rsid="00253a0e" style:font-size-asian="12pt" style:font-size-complex="12pt"/>
    </style:style>
    <style:style style:name="T6" style:family="text">
      <style:text-properties fo:color="#000000" style:font-name="Liberation Serif" fo:font-size="12pt" officeooo:rsid="0022b135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253a0e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2976ee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2727a5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286071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2f5f8c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1b1101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1c2f1a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20bea4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227741" style:font-size-asian="12pt" style:font-weight-asian="normal" style:font-size-complex="12pt" style:font-weight-complex="normal"/>
    </style:style>
    <style:style style:name="T16" style:family="text">
      <style:text-properties officeooo:rsid="002cbf27"/>
    </style:style>
    <style:style style:name="T17" style:family="text">
      <style:text-properties officeooo:rsid="0022b135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XTE</text:p>
      <text:p text:style-name="P1"/>
      <text:p text:style-name="P1"/>
      <text:p text:style-name="P2">- Etudier à la fac n’est pas toujours une partie de plaisir</text:p>
      <text:p text:style-name="P2"/>
      <text:p text:style-name="P2">- Il n’y a aucun moyen <text:span text:style-name="T1">de partager sa vie à l’université</text:span></text:p>
      <text:p text:style-name="P2"/>
      <text:p text:style-name="P2"/>
      <text:list xml:id="list8273282396641970272" text:style-name="L1">
        <text:list-item>
          <text:p text:style-name="P11">Objectifs :</text:p>
          <text:p text:style-name="P11"/>
        </text:list-item>
      </text:list>
      <text:p text:style-name="P6">- Un réseau social de partage de contenu ( photos, vidéos, anecdotes….)</text:p>
      <text:p text:style-name="P6"/>
      <text:p text:style-name="P4"><text:span text:style-name="T1">- </text:span>Divertir de façon amusante les universitaires ou les personnes intéressés par la vie universitaire.</text:p>
      <text:p text:style-name="P4"/>
      <text:p text:style-name="P3">- <text:span text:style-name="T1">Un système de vote </text:span></text:p>
      <text:p text:style-name="P3"/>
      <text:p text:style-name="P3"/>
      <text:list xml:id="list190818331964589" text:continue-numbering="true" text:style-name="L1">
        <text:list-item>
          <text:p text:style-name="P12">Base line :</text:p>
        </text:list-item>
      </text:list>
      <text:p text:style-name="P6"><text:s/></text:p>
      <text:p text:style-name="P2">Un humour universitaire bien connecté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<text:span text:style-name="Emphasis"><text:span text:style-name="T7">Contexte :</text:span></text:span></text:p>
      <text:p text:style-name="P5"><text:span text:style-name="Emphasis"><text:span text:style-name="T7"/></text:span></text:p>
      <text:p text:style-name="P8"><text:span text:style-name="Emphasis"><text:span text:style-name="T12">Nous avons questionné </text:span></text:span><text:span text:style-name="Emphasis"><text:span text:style-name="T14">des étudiants de </text:span></text:span><text:span text:style-name="Emphasis"><text:span text:style-name="T12">notre entourage c’est à dire des étudiants de </text:span></text:span><text:span text:style-name="Emphasis"><text:span text:style-name="T15">notre classe</text:span></text:span><text:span text:style-name="Emphasis"><text:span text:style-name="T12"> ou des amis qui sont dans d’autres universités que Paris 8 et </text:span></text:span><text:span text:style-name="Emphasis"><text:span text:style-name="T7">nous avons également observé le comportement des étudiants à Paris </text:span></text:span><text:span text:style-name="Emphasis"><text:span text:style-name="T8">8</text:span></text:span><text:span text:style-name="Emphasis"><text:span text:style-name="T7"> (à la cafétéria, </text:span></text:span><text:span text:style-name="Emphasis"><text:span text:style-name="T9">dans les couloirs, dans le métro…).</text:span></text:span></text:p>
      <text:p text:style-name="P13"><text:span text:style-name="Emphasis"><text:span text:style-name="T9">Nous avons constaté qu’étudier ou travailler à la fac n’est pas toujours une partie de plaisir partiels, </text:span></text:span><text:span text:style-name="Emphasis"><text:span text:style-name="T11">les cours,</text:span></text:span><text:span text:style-name="Emphasis"><text:span text:style-name="T9"> les transports, la cafétéria, l’administratio</text:span></text:span><text:span text:style-name="Emphasis"><text:span text:style-name="T13">n,</text:span></text:span><text:span text:style-name="Emphasis"><text:span text:style-name="T9"> </text:span></text:span><text:span text:style-name="Emphasis"><text:span text:style-name="T10">ou les gens n</text:span></text:span><text:span text:style-name="Emphasis"><text:span text:style-name="T8">e partage pas forcément leur vie à l’université</text:span></text:span><text:span text:style-name="Emphasis"><text:span text:style-name="T11"> </text:span></text:span><text:span text:style-name="Emphasis"><text:span text:style-name="T9">: </text:span></text:span><text:span text:style-name="Emphasis"><text:span text:style-name="T13"><text:s/>leur galères ou des moments drôle. </text:span></text:span><text:span text:style-name="T6">Il n’y a aucun moyen d’échange entre les étudiants et même d’échanger des informations avec d’autres universités ou de partage. </text:span></text:p>
      <text:p text:style-name="P7"><text:span text:style-name="T2">C’est pour cela que nous allons réaliser un </text:span><text:span text:style-name="T4">réseau social</text:span><text:span text:style-name="T2"> qui permettra de rire sur </text:span><text:span text:style-name="T5">l</text:span><text:span text:style-name="T4">a vie à l’</text:span><text:span text:style-name="T5">université. </text:span></text:p>
      <text:p text:style-name="P9">Un site web de partage de contenu comme des photos, des vidéos, des anecdotes le tout liés à la vie universitaire. </text:p>
      <text:p text:style-name="P9"/>
      <text:p text:style-name="P10"><text:span text:style-name="T2">L’objectif principale sera donc de divertir </text:span><text:span text:style-name="T3">et de se détendre </text:span><text:span text:style-name="T2">de façon amusante les universitaires ou les personnes intéressés par la vie universitaire. </text:span><text:span text:style-name="T3">Les utilisateurs auront la possibilité de voter pour chaque publication qui leur font le plus ri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8:54:08.534000000</meta:creation-date>
    <dc:date>2017-12-20T19:08:16.921000000</dc:date>
    <meta:editing-duration>PT2H21S</meta:editing-duration>
    <meta:editing-cycles>13</meta:editing-cycles>
    <meta:generator>LibreOffice/5.1.1.3$Windows_x86 LibreOffice_project/89f508ef3ecebd2cfb8e1def0f0ba9a803b88a6d</meta:generator>
    <meta:document-statistic meta:table-count="0" meta:image-count="0" meta:object-count="0" meta:page-count="2" meta:paragraph-count="17" meta:word-count="261" meta:character-count="1535" meta:non-whitespace-character-count="1286"/>
  </office:meta>
</office:document-meta>
</file>